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P1" style:family="paragraph">
      <style:paragraph-properties fo:text-align="start"/>
      <style:text-properties fo:font-size="28pt" style:font-size-asian="28pt" style:font-size-complex="28pt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0000"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2.413cm" svg:x="1.635cm" svg:y="1.635cm">
          <text:p text:style-name="P1"><text:span text:style-name="T1">Data load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907cm" svg:height="7.747cm" svg:x="1.635cm" svg:y="4.42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304cm" svg:height="1.352cm" svg:x="1.76cm" svg:y="4.81cm">
          <draw:text-box>
            <text:p><text:span text:style-name="T2">Solver</text:span></text:p>
          </draw:text-box>
        </draw:frame>
        <draw:frame draw:style-name="gr3" draw:text-style-name="P4" draw:layer="layout" svg:width="11.407cm" svg:height="1.352cm" svg:x="1.84cm" svg:y="6.334cm">
          <draw:text-box>
            <text:p text:style-name="P4"><text:span text:style-name="T1">for i=1 to </text:span><text:span text:style-name="T3">bulkIterations </text:span></text:p>
          </draw:text-box>
        </draw:frame>
        <draw:custom-shape draw:style-name="gr4" draw:text-style-name="P2" draw:layer="layout" svg:width="15.24cm" svg:height="3.429cm" svg:x="3.54cm" svg:y="7.858cm">
          <text:p text:style-name="P1"><text:span text:style-name="T1">Architecture dependent engine </text:span><text:span text:style-name="T1"><text:line-break/></text:span><text:span text:style-name="T1">executes one bulk iter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Takac</meta:initial-creator>
    <meta:creation-date>2013-09-16T18:05:42</meta:creation-date>
    <dc:date>2013-09-16T18:13:44</dc:date>
    <dc:creator>Martin Takac</dc:creator>
    <meta:editing-duration>P0D</meta:editing-duration>
    <meta:editing-cycles>2</meta:editing-cycles>
    <meta:generator>LibreOffice/3.5$Linux_X86_64 LibreOffice_project/350m1$Build-2</meta:generator>
    <meta:document-statistic meta:object-count="5"/>
  </office:meta>
</office:document-meta>
</file>